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Thumbnails/thumbnail.png" manifest:media-type="image/png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46" manifest:media-type=""/>
  <manifest:file-entry manifest:full-path="ObjectReplacements/Object 3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Pictures/1000000100000177000000DF547FB18B.png" manifest:media-type="image/png"/>
  <manifest:file-entry manifest:full-path="Pictures/1000000000000114000000EEB96EE127.png" manifest:media-type="image/png"/>
  <manifest:file-entry manifest:full-path="Pictures/10000001000002560000012A76EFAD24.png" manifest:media-type="image/png"/>
  <manifest:file-entry manifest:full-path="Pictures/100000010000024A000000FBF0549997.png" manifest:media-type="image/png"/>
  <manifest:file-entry manifest:full-path="Pictures/1000000000000CEC000009B1F1F5393E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settings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Configurations2/" manifest:media-type="application/vnd.sun.xml.ui.configuration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6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vertical-align="middle" draw:ole-draw-aspect="1" style:protect="size" loext:decorative="false"/>
    </style:style>
    <style:style style:name="gr6" style:family="graphic" style:parent-style-name="Обычный_5f_8">
      <style:graphic-properties draw:stroke="none" draw:fill="none" fo:min-height="0.771cm" loext:decorative="false"/>
      <style:paragraph-properties style:writing-mode="lr-tb"/>
    </style:style>
    <style:style style:name="gr7" style:family="graphic" style:parent-style-name="Обычный_5f_8">
      <style:graphic-properties draw:stroke="none" draw:fill="none" fo:min-height="0.939cm" loext:decorative="false"/>
      <style:paragraph-properties style:writing-mode="lr-tb"/>
    </style:style>
    <style:style style:name="gr8" style:family="graphic" style:parent-style-name="Объект_20_без_20_заливки_20_и_20_линий_5f_5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Обычный_5f_1_5f_1_5f_1_5f_15">
      <style:graphic-properties draw:stroke="none" draw:fill="none" fo:min-height="1.541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12" style:family="graphic" style:parent-style-name="Обычный_5f_1">
      <style:graphic-properties draw:stroke="none" draw:fill="none" fo:min-height="1.475cm" loext:decorative="false"/>
      <style:paragraph-properties style:writing-mode="lr-tb"/>
    </style:style>
    <style:style style:name="gr13" style:family="graphic" style:parent-style-name="Обычный_5f_1_5f_1_5f_1_5f_13_5f_1">
      <style:graphic-properties draw:stroke="none" draw:fill="none" fo:min-height="1.287cm" loext:decorative="false"/>
      <style:paragraph-properties style:writing-mode="lr-tb"/>
    </style:style>
    <style:style style:name="gr14" style:family="graphic" style:parent-style-name="Обычный_5f_1_5f_1_5f_1_5f_14">
      <style:graphic-properties draw:stroke="none" draw:fill="none" fo:min-height="1.475cm" loext:decorative="false"/>
      <style:paragraph-properties style:writing-mode="lr-tb"/>
    </style:style>
    <style:style style:name="gr15" style:family="graphic" style:parent-style-name="Обычный_5f_1_5f_1_5f_1_5f_13">
      <style:graphic-properties draw:stroke="none" draw:fill="none" fo:min-height="0.739cm" loext:decorative="false"/>
      <style:paragraph-properties style:writing-mode="lr-tb"/>
    </style:style>
    <style:style style:name="gr16" style:family="graphic" style:parent-style-name="Обычный_5f_1_5f_1_5f_1_5f_14_5f_1">
      <style:graphic-properties draw:stroke="none" draw:fill="none" fo:min-height="1.475cm" loext:decorative="false"/>
      <style:paragraph-properties style:writing-mode="lr-tb"/>
    </style:style>
    <style:style style:name="gr17" style:family="graphic" style:parent-style-name="Обычный_5f_1_5f_1_5f_1_5f_13_5f_2">
      <style:graphic-properties draw:stroke="none" draw:fill="none" fo:min-height="0.739cm" loext:decorative="false"/>
      <style:paragraph-properties style:writing-mode="lr-tb"/>
    </style:style>
    <style:style style:name="gr18" style:family="graphic" style:parent-style-name="Обычный_5f_1_5f_1_5f_1_5f_5_5f_1_5f_1_5f_2_5f_4_5f_1_5f_2_5f_1_5f_3" style:list-style-name="L2">
      <style:graphic-properties draw:stroke="none" svg:stroke-color="#000000" draw:fill="none" draw:fill-color="#ffffff" draw:auto-grow-height="true" draw:auto-grow-width="false" fo:max-height="0cm" fo:min-height="1.55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Обычный_5f_1_5f_1_5f_1_5f_5_5f_1_5f_1_5f_2_5f_4_5f_1_5f_2_5f_1_5f_2" style:list-style-name="L2">
      <style:graphic-properties draw:stroke="none" svg:stroke-color="#000000" draw:fill="none" draw:fill-color="#ffffff" draw:auto-grow-height="true" draw:auto-grow-width="false" fo:max-height="0cm" fo:min-height="2.184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9.693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6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0.117cm" loext:decorative="false"/>
      <style:paragraph-properties style:writing-mode="lr-tb"/>
    </style:style>
    <style:style style:name="pr5" style:family="presentation" style:parent-style-name="Inspiration-subtitle">
      <style:graphic-properties fo:min-height="1.338cm" loext:decorative="false"/>
      <style:paragraph-properties style:writing-mode="lr-tb"/>
    </style:style>
    <style:style style:name="pr6" style:family="presentation" style:parent-style-name="Inspiration-subtitle">
      <style:graphic-properties fo:min-height="1.271cm" loext:decorative="false"/>
      <style:paragraph-properties style:writing-mode="lr-tb"/>
    </style:style>
    <style:style style:name="pr7" style:family="presentation" style:parent-style-name="Inspiration-subtitle">
      <style:graphic-properties fo:min-height="0.788cm" loext:decorative="false"/>
      <style:paragraph-properties style:writing-mode="lr-tb"/>
    </style:style>
    <style:style style:name="pr8" style:family="presentation" style:parent-style-name="Inspiration-subtitle">
      <style:graphic-properties fo:min-height="4.895cm" loext:decorative="false"/>
      <style:paragraph-properties style:writing-mode="lr-tb"/>
    </style:style>
    <style:style style:name="pr9" style:family="presentation" style:parent-style-name="Inspiration-subtitle">
      <style:graphic-properties fo:min-height="2.134cm" loext:decorative="false"/>
      <style:paragraph-properties style:writing-mode="lr-tb"/>
    </style:style>
    <style:style style:name="pr10" style:family="presentation" style:parent-style-name="Inspiration-subtitle">
      <style:graphic-properties draw:fill-color="#ffffff" fo:min-height="9.155cm" loext:decorative="false"/>
      <style:paragraph-properties style:writing-mode="lr-tb"/>
    </style:style>
    <style:style style:name="pr11" style:family="presentation" style:parent-style-name="Inspiration-subtitle">
      <style:graphic-properties fo:min-height="1.006cm" loext:decorative="false"/>
      <style:paragraph-properties style:writing-mode="lr-tb"/>
    </style:style>
    <style:style style:name="pr12" style:family="presentation" style:parent-style-name="Inspiration-subtitle">
      <style:graphic-properties draw:fill="solid" draw:fill-color="#ffdbb6" fo:min-height="13.51cm" loext:decorative="false"/>
      <style:paragraph-properties style:writing-mode="lr-tb"/>
    </style:style>
    <style:style style:name="pr13" style:family="presentation" style:parent-style-name="Inspiration-subtitle">
      <style:graphic-properties draw:fill="solid" draw:fill-color="#ffffd7" fo:min-height="9.244cm" loext:decorative="false"/>
      <style:paragraph-properties style:writing-mode="lr-tb"/>
    </style:style>
    <style:style style:name="pr14" style:family="presentation" style:parent-style-name="Inspiration-subtitle">
      <style:graphic-properties draw:fill="solid" draw:fill-color="#ffa6a6" fo:min-height="5.434cm" loext:decorative="false"/>
      <style:paragraph-properties style:writing-mode="lr-tb"/>
    </style:style>
    <style:style style:name="pr15" style:family="presentation" style:parent-style-name="Inspiration-subtitle">
      <style:graphic-properties fo:min-height="4.851cm" loext:decorative="false"/>
      <style:paragraph-properties style:writing-mode="lr-tb"/>
    </style:style>
    <style:style style:name="pr16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 loext:tab-stop-distance="0cm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 loext:tab-stop-distance="0cm">
        <style:tab-stops/>
      </style:paragraph-properties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/>
      <style:text-properties fo:font-size="18pt"/>
    </style:style>
    <style:style style:name="P12" style:family="paragraph">
      <style:paragraph-properties fo:text-align="start"/>
      <style:text-properties fo:font-size="18pt" style:font-size-asian="18pt" style:font-size-complex="18pt"/>
    </style:style>
    <style:style style:name="P13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text-properties fo:font-size="15pt" style:font-size-asian="15pt" style:font-size-complex="15pt"/>
    </style:style>
    <style:style style:name="P17" style:family="paragraph">
      <loext:graphic-properties draw:fill-color="#ffffff"/>
      <style:paragraph-properties fo:text-align="center"/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ffdbb6"/>
      <style:paragraph-properties fo:text-align="start"/>
      <style:text-properties fo:font-size="18pt" style:font-size-asian="18pt" style:font-size-complex="18pt"/>
    </style:style>
    <style:style style:name="P20" style:family="paragraph">
      <loext:graphic-properties draw:fill="solid" draw:fill-color="#ffffd7"/>
      <style:paragraph-properties fo:text-align="start"/>
      <style:text-properties fo:font-size="18pt" style:font-size-asian="18pt" style:font-size-complex="18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loext:graphic-properties draw:fill="solid" draw:fill-color="#ffa6a6"/>
      <style:paragraph-properties fo:text-align="start"/>
      <style:text-properties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4" style:family="text">
      <style:text-properties fo:font-size="22pt" style:text-underline-style="none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style:text-position="-33% 58%" fo:font-size="15pt" style:font-size-asian="15pt" style:font-size-complex="15pt"/>
    </style:style>
    <style:style style:name="T18" style:family="text">
      <style:text-properties style:text-position="33% 58%" fo:font-size="15pt" style:font-size-asian="15pt" style:font-size-complex="15pt"/>
    </style:style>
    <style:style style:name="T19" style:family="text">
      <style:text-properties style:text-position="0% 100%" fo:font-size="15pt" style:font-size-asian="15pt" style:font-size-complex="15pt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DejaVu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2" style:family="text"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T23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T24" style:family="text">
      <style:text-properties style:font-name="DejaVu Sans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text-position="-33% 58%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font-size="15pt" fo:font-weight="bold" style:font-size-asian="15pt" style:font-weight-asian="bold" style:font-size-complex="15pt" style:font-weight-complex="bold"/>
    </style:style>
    <style:style style:name="T3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1" style:family="text">
      <style:text-properties style:text-position="-33% 58%" fo:font-size="18pt" style:font-size-asian="18pt" style:font-size-complex="18pt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-33% 58%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0% 100%" fo:font-size="18pt" style:font-size-asian="18pt" style:font-size-complex="1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5pt" fo:font-weight="normal" style:font-size-asian="15pt" style:font-weight-asian="normal" style:font-size-complex="15pt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39" style:family="text">
      <style:text-properties style:font-name="DejaVu Sans" fo:font-size="14pt" style:text-underline-style="none" style:font-size-asian="14pt" style:font-size-complex="14pt"/>
    </style:style>
    <style:style style:name="T40" style:family="text">
      <style:text-properties style:font-name="DejaVu Sans" fo:font-size="14pt" style:font-size-asian="14pt" style:font-size-complex="14pt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DejaVu Sans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етри</text:span><text:span text:style-name="T1">ческие </text:span><text:span text:style-name="T1">метод</text:span><text:span text:style-name="T1">ы </text:span><text:span text:style-name="T1">класси</text:span><text:span text:style-name="T1">фикац</text:span><text:span text:style-name="T1">ии</text:span></text:p>
            <text:p><text:span text:style-name="T1"><text:s/></text:span></text:p>
            <text:p><text:span text:style-name="T2">Евгений </text:span><text:span text:style-name="T2">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999cm" svg:height="1.363cm" svg:x="1.583cm" svg:y="1.838cm" presentation:class="title" presentation:user-transformed="true">
          <draw:text-box>
            <text:p text:style-name="P2"><text:span text:style-name="T3">метрич</text:span><text:span text:style-name="T3">еские </text:span><text:span text:style-name="T3">метод</text:span><text:span text:style-name="T3">ы</text:span></text:p>
          </draw:text-box>
        </draw:frame>
        <draw:frame presentation:style-name="pr4" draw:text-style-name="P5" draw:layer="layout" svg:width="24.8cm" svg:height="10.117cm" svg:x="1.4cm" svg:y="5.6cm">
          <draw:text-box>
            <text:p text:style-name="P2"><text:span text:style-name="T4">методы ML</text:span></text:p>
            <text:p text:style-name="P2"><text:span text:style-name="T5"/></text:p>
            <text:list text:style-name="L1">
              <text:list-item>
                <text:p text:style-name="P3"><text:span text:style-name="T6"><text:s/></text:span><text:span text:style-name="T7">метрически</text:span><text:span text:style-name="T7">е</text:span><text:span text:style-name="T6"> —</text:span><text:span text:style-name="T5"> </text:span><text:span text:style-name="T5">измеряем </text:span><text:span text:style-name="T5">расстояния</text:span><text:span text:style-name="T5">, </text:span><text:span text:style-name="T5">определить </text:span><text:span text:style-name="T5">ближайших</text:span></text:p>
              </text:list-item>
              <text:list-item>
                <text:p text:style-name="P3"><text:span text:style-name="T5"><text:s/></text:span><text:span text:style-name="T6">логические</text:span><text:span text:style-name="T5"> </text:span><text:span text:style-name="T5">- </text:span><text:span text:style-name="T5">построить </text:span><text:span text:style-name="T5">правило </text:span><text:span text:style-name="T5">(комбинаци</text:span><text:span text:style-name="T5">ю </text:span><text:span text:style-name="T5">предикатов</text:span><text:span text:style-name="T5">)</text:span></text:p>
              </text:list-item>
              <text:list-item>
                <text:p text:style-name="P4"><text:span text:style-name="T6"><text:s/></text:span><text:span text:style-name="T6">статистиче</text:span><text:span text:style-name="T6">ские -</text:span><text:span text:style-name="T5"> </text:span><text:span text:style-name="T5">восстанови</text:span><text:span text:style-name="T5">ть </text:span><text:span text:style-name="T5">плотность, </text:span><text:span text:style-name="T5">определить </text:span><text:span text:style-name="T5">вероятност</text:span><text:span text:style-name="T5">ь</text:span></text:p>
              </text:list-item>
              <text:list-item>
                <text:p text:style-name="P3"><text:span text:style-name="T5"><text:s/></text:span><text:span text:style-name="T6">линейные</text:span><text:span text:style-name="T5"> </text:span><text:span text:style-name="T5">- </text:span><text:span text:style-name="T5">построить </text:span><text:span text:style-name="T5">разделяющу</text:span><text:span text:style-name="T5">ю </text:span><text:span text:style-name="T5">поверхност</text:span><text:span text:style-name="T5">ь</text:span></text:p>
              </text:list-item>
              <text:list-item>
                <text:p text:style-name="P4"><text:span text:style-name="T8"><text:s/></text:span><text:span text:style-name="T9">композиции</text:span><text:span text:style-name="T8"> </text:span><text:span text:style-name="T8">- собрать </text:span><text:span text:style-name="T8">несколько </text:span><text:span text:style-name="T8">классифика</text:span><text:span text:style-name="T8">торов в </text:span><text:span text:style-name="T8">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7" draw:layer="layout" svg:width="12.6cm" svg:height="6.411cm" svg:x="2cm" svg:y="13.6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3" draw:text-style-name="P8" draw:layer="layout" svg:width="11.067cm" svg:height="5.693cm" svg:x="10.333cm" svg:y="6.90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3" draw:layer="layout" svg:width="19.199cm" svg:height="1.363cm" svg:x="1.203cm" svg:y="2.002cm" presentation:class="title" presentation:user-transformed="true">
          <draw:text-box>
            <text:p><text:span text:style-name="T3">метрич</text:span><text:span text:style-name="T3">еские </text:span><text:span text:style-name="T3">метод</text:span><text:span text:style-name="T3">ы</text:span></text:p>
          </draw:text-box>
        </draw:frame>
        <draw:frame draw:style-name="gr4" draw:text-style-name="P9" draw:layer="layout" svg:width="20.6cm" svg:height="1.28cm" svg:x="1.4cm" svg:y="4.177cm">
          <draw:text-box>
            <text:p><text:span text:style-name="T2">датасет </text:span><text:span text:style-name="T2">- </text:span><text:span text:style-name="T2">размече</text:span><text:span text:style-name="T2">нная </text:span><text:span text:style-name="T2">матрица </text:span><text:span text:style-name="T2">признак</text:span><text:span text:style-name="T2">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10" draw:layer="layout" svg:width="14.999cm" svg:height="1.338cm" svg:x="3.401cm" svg:y="3.965cm" presentation:class="subtitle" presentation:user-transformed="true">
          <draw:text-box>
            <text:p text:style-name="P2"><text:span text:style-name="T10">метрика - </text:span><text:span text:style-name="T10">функция </text:span><text:span text:style-name="T10">расстоян</text:span><text:span text:style-name="T10">ия</text:span></text:p>
          </draw:text-box>
        </draw:frame>
        <draw:frame draw:style-name="gr5" draw:text-style-name="P8" draw:layer="layout" svg:width="4.838cm" svg:height="0.773cm" svg:x="9.4cm" svg:y="6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" draw:text-style-name="P8" draw:layer="layout" svg:width="5.316cm" svg:height="0.773cm" svg:x="11.084cm" svg:y="7.8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" draw:text-style-name="P8" draw:layer="layout" svg:width="4.896cm" svg:height="0.773cm" svg:x="11.188cm" svg:y="9.02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5" draw:text-style-name="P8" draw:layer="layout" svg:width="7.358cm" svg:height="0.773cm" svg:x="11.242cm" svg:y="10.23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6" draw:text-style-name="P11" draw:layer="layout" svg:width="7.731cm" svg:height="1.021cm" svg:x="3.684cm" svg:y="7.835cm">
          <draw:text-box>
            <text:p><text:span text:style-name="T11">аксиома </text:span><text:span text:style-name="T11">тождества :</text:span></text:p>
          </draw:text-box>
        </draw:frame>
        <draw:frame draw:style-name="gr6" draw:text-style-name="P11" draw:layer="layout" svg:width="4.568cm" svg:height="1.021cm" svg:x="6.82cm" svg:y="9.023cm">
          <draw:text-box>
            <text:p><text:span text:style-name="T11">симметрия:</text:span></text:p>
          </draw:text-box>
        </draw:frame>
        <draw:frame draw:style-name="gr7" draw:text-style-name="P11" draw:layer="layout" svg:width="10.398cm" svg:height="1.189cm" svg:x="1.2cm" svg:y="10.046cm">
          <draw:text-box>
            <text:p><text:span text:style-name="T11"><text:s/></text:span><text:span text:style-name="T11">неравенств</text:span><text:span text:style-name="T11">о </text:span><text:span text:style-name="T11">треугольни</text:span><text:span text:style-name="T11">ка:</text:span></text:p>
          </draw:text-box>
        </draw:frame>
        <draw:frame presentation:style-name="pr3" draw:layer="layout" svg:width="19.199cm" svg:height="1.363cm" svg:x="0.602cm" svg:y="1.838cm" presentation:class="title" presentation:user-transformed="true">
          <draw:text-box>
            <text:p><text:span text:style-name="T3">метрич</text:span><text:span text:style-name="T3">еские </text:span><text:span text:style-name="T3">метод</text:span><text:span text:style-name="T3">ы : </text:span><text:span text:style-name="T3">регрес</text:span><text:span text:style-name="T3">сия</text:span></text:p>
          </draw:text-box>
        </draw:frame>
        <draw:frame draw:style-name="gr5" draw:text-style-name="P8" draw:layer="layout" svg:width="6.377cm" svg:height="1.434cm" svg:x="17.4cm" svg:y="14.03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6" draw:text-style-name="P12" draw:layer="layout" svg:width="6.8cm" svg:height="1.271cm" svg:x="11.136cm" svg:y="16.864cm">
          <draw:text-box>
            <text:p text:style-name="P2"><text:span text:style-name="T11">метрика </text:span><text:span text:style-name="T11">Чебышева: </text:span></text:p>
          </draw:text-box>
        </draw:frame>
        <draw:frame draw:style-name="gr5" draw:text-style-name="P8" draw:layer="layout" svg:width="6.95cm" svg:height="1.434cm" svg:x="17.404cm" svg:y="15.57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" draw:text-style-name="P8" draw:layer="layout" svg:width="6.377cm" svg:height="1.434cm" svg:x="17.401cm" svg:y="14.03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presentation:style-name="pr7" draw:text-style-name="P12" draw:layer="layout" svg:width="6.4cm" svg:height="0.788cm" svg:x="10.8cm" svg:y="14.212cm">
          <draw:text-box>
            <text:p text:style-name="P2"><text:span text:style-name="T11">Евклидова </text:span><text:span text:style-name="T11">метрика: </text:span></text:p>
          </draw:text-box>
        </draw:frame>
        <draw:frame draw:style-name="gr5" draw:text-style-name="P8" draw:layer="layout" svg:width="6.218cm" svg:height="1.182cm" svg:x="17.382cm" svg:y="17.0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presentation:style-name="pr6" draw:text-style-name="P12" draw:layer="layout" svg:width="6.8cm" svg:height="1.271cm" svg:x="10.4cm" svg:y="15.412cm">
          <draw:text-box>
            <text:p text:style-name="P2"><text:span text:style-name="T11">метрика </text:span><text:span text:style-name="T11">Минковского: </text:span></text:p>
          </draw:text-box>
        </draw:frame>
        <draw:frame presentation:style-name="pr7" draw:text-style-name="P13" draw:layer="layout" svg:width="6.4cm" svg:height="0.788cm" svg:x="13.554cm" svg:y="12.8cm">
          <draw:text-box>
            <text:p text:style-name="P2"><text:span text:style-name="T12">Примеры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</text:span><text:span text:style-name="T3">еские </text:span><text:span text:style-name="T3">метод</text:span><text:span text:style-name="T3">ы</text:span></text:p>
          </draw:text-box>
        </draw:frame>
        <draw:frame presentation:style-name="pr8" draw:text-style-name="P14" draw:layer="layout" svg:width="21.2cm" svg:height="4.895cm" svg:x="2.2cm" svg:y="4.705cm" presentation:class="subtitle" presentation:user-transformed="true">
          <draw:text-box>
            <text:p text:style-name="P8"><text:span text:style-name="T13">метрическ</text:span><text:span text:style-name="T13">ий подход </text:span><text:span text:style-name="T13">в методах </text:span><text:span text:style-name="T13">ML </text:span></text:p>
            <text:p text:style-name="P8"><text:span text:style-name="T14"/></text:p>
            <text:p text:style-name="P8"><text:span text:style-name="T14">использов</text:span><text:span text:style-name="T14">ание </text:span><text:span text:style-name="T14">расстояни</text:span><text:span text:style-name="T14">й между </text:span><text:span text:style-name="T14">объектами</text:span></text:p>
            <text:p text:style-name="P8"><text:span text:style-name="T15"/></text:p>
            <text:p text:style-name="P8"><text:span text:style-name="T12">гипотеза </text:span><text:span text:style-name="T12">компактност</text:span><text:span text:style-name="T12">и:</text:span><text:span text:style-name="T11"> <text:s/>близкие </text:span><text:span text:style-name="T11">объекты </text:span><text:span text:style-name="T11">лежат в </text:span><text:span text:style-name="T11">одном классе</text:span></text:p>
            <text:p text:style-name="P8"><text:span text:style-name="T11"/></text:p>
          </draw:text-box>
        </draw:frame>
        <draw:frame draw:style-name="gr8" draw:text-style-name="P15" draw:layer="layout" svg:width="20.08cm" svg:height="8.6cm" svg:x="3.32cm" svg:y="10.2cm">
          <draw:image xlink:href="Pictures/100000010000024A000000FBF05499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</text:span><text:span text:style-name="T3">еские </text:span><text:span text:style-name="T3">метод</text:span><text:span text:style-name="T3">ы</text:span></text:p>
          </draw:text-box>
        </draw:frame>
        <draw:frame draw:style-name="gr5" draw:text-style-name="P8" draw:layer="layout" svg:width="7.205cm" svg:height="1.762cm" svg:x="3.795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16" draw:layer="layout" svg:width="8.724cm" svg:height="1.791cm" svg:x="11.876cm" svg:y="6.4cm">
          <draw:text-box>
            <text:p><text:span text:style-name="T16">x</text:span><text:span text:style-name="T17">i</text:span><text:span text:style-name="T18">m</text:span><text:span text:style-name="T16"> - m-тый </text:span><text:span text:style-name="T16">сосед x</text:span><text:span text:style-name="T17">i <text:s text:c="2"/></text:span><text:span text:style-name="T19"><text:s text:c="8"/></text:span></text:p>
            <text:p><text:span text:style-name="T16">y</text:span><text:span text:style-name="T17">i</text:span><text:span text:style-name="T18">m</text:span><text:span text:style-name="T16"> - ответ на </text:span><text:span text:style-name="T16">m-том соседе </text:span><text:span text:style-name="T16">x</text:span><text:span text:style-name="T17">i</text:span></text:p>
          </draw:text-box>
        </draw:frame>
        <draw:frame draw:style-name="gr10" draw:text-style-name="P15" draw:layer="layout" svg:width="22.243cm" svg:height="11.084cm" svg:x="2.6cm" svg:y="8.516cm">
          <draw:image xlink:href="Pictures/10000001000002560000012A76EFAD24.png" xlink:type="simple" xlink:show="embed" xlink:actuate="onLoad" draw:mime-type="image/png">
            <text:p/>
          </draw:image>
        </draw:frame>
        <draw:frame presentation:style-name="pr9" draw:text-style-name="P12" draw:layer="layout" svg:width="21.8cm" svg:height="2.134cm" svg:x="1.6cm" svg:y="3.8cm">
          <draw:text-box>
            <text:p text:style-name="P2"><text:span text:style-name="T12">профиль </text:span><text:span text:style-name="T12">компактност</text:span><text:span text:style-name="T12">и - <text:s/></text:span><text:span text:style-name="T20">метод </text:span><text:span text:style-name="T20">оценки </text:span><text:span text:style-name="T20">данных и </text:span><text:span text:style-name="T20">метрик на </text:span><text:span text:style-name="T20">них</text:span></text:p>
            <text:p text:style-name="P2"><text:span text:style-name="T12"/></text:p>
            <text:p text:style-name="P2"><text:span text:style-name="T11"><text:s text:c="5"/>доля </text:span><text:span text:style-name="T11">объектов, у </text:span><text:span text:style-name="T11">которых m-</text:span><text:span text:style-name="T11">тый сосед из </text:span><text:span text:style-name="T11">другого </text:span><text:span text:style-name="T11">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0" draw:text-style-name="P17" draw:layer="layout" svg:width="16.599cm" svg:height="9.155cm" svg:x="1.201cm" svg:y="3.8cm" presentation:class="subtitle" presentation:user-transformed="true">
          <draw:text-box>
            <text:p text:style-name="P8"><text:span text:style-name="T21">о задаче </text:span><text:span text:style-name="T21">классифи</text:span><text:span text:style-name="T21">кации </text:span></text:p>
            <text:p text:style-name="P8"><text:span text:style-name="T21"/></text:p>
            <text:p text:style-name="P2"><text:span text:style-name="T22">разделение </text:span><text:span text:style-name="T22">данных на </text:span><text:span text:style-name="T22">части </text:span><text:span text:style-name="T22">(классы)</text:span></text:p>
            <text:p text:style-name="P2"><text:span text:style-name="T22"/></text:p>
            <text:p text:style-name="P2"><text:span text:style-name="T22"/></text:p>
            <text:p text:style-name="P2"><text:span text:style-name="T23">Учебный <text:s/></text:span><text:span text:style-name="T23">набор: </text:span><text:span text:style-name="T22"><text:s text:c="2"/></text:span><text:span text:style-name="T22">[ объект, </text:span><text:span text:style-name="T22">ответ ] <text:s text:c="3"/></text:span><text:span text:style-name="T22"><text:line-break/></text:span><text:span text:style-name="T22"/></text:p>
            <text:p text:style-name="P2"><text:span text:style-name="T22"><text:line-break/></text:span><text:span text:style-name="T23">Задача:</text:span><text:span text:style-name="T22"> </text:span><text:span text:style-name="T22">классифика</text:span><text:span text:style-name="T22">тор</text:span></text:p>
            <text:p text:style-name="P2"><text:span text:style-name="T22"><text:s/></text:span><text:span text:style-name="T22"><text:line-break/></text:span><text:span text:style-name="T24"> <text:s text:c="13"/></text:span><text:span text:style-name="T24">объект → </text:span><text:span text:style-name="T24">вектор-</text:span><text:span text:style-name="T24">признак → </text:span><text:span text:style-name="T24">класс</text:span></text:p>
          </draw:text-box>
        </draw:frame>
        <draw:frame presentation:style-name="pr3" draw:layer="layout" svg:width="19.199cm" svg:height="1.363cm" svg:x="1.202cm" svg:y="2.001cm" presentation:class="title" presentation:user-transformed="true">
          <draw:text-box>
            <text:p><text:span text:style-name="T3">метрич</text:span><text:span text:style-name="T3">еские </text:span><text:span text:style-name="T3">метод</text:span><text:span text:style-name="T3">ы</text:span></text:p>
          </draw:text-box>
        </draw:frame>
        <draw:frame draw:style-name="gr10" draw:text-style-name="P15" draw:layer="layout" svg:width="9.473cm" svg:height="8.169cm" svg:x="17cm" svg:y="6.6cm">
          <draw:image xlink:href="Pictures/1000000000000114000000EEB96EE1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</text:span><text:span text:style-name="T3">еские </text:span><text:span text:style-name="T3">метод</text:span><text:span text:style-name="T3">ы</text:span></text:p>
          </draw:text-box>
        </draw:frame>
        <draw:frame presentation:style-name="pr7" draw:text-style-name="P13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</text:span><text:span text:style-name="T12">классифика</text:span><text:span text:style-name="T12">тор</text:span></text:p>
          </draw:text-box>
        </draw:frame>
        <draw:frame draw:style-name="gr5" draw:text-style-name="P8" draw:layer="layout" svg:width="12.681cm" svg:height="0.844cm" svg:x="2.4cm" svg:y="8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8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8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1" draw:text-style-name="P18" draw:layer="layout" svg:width="15.255cm" svg:height="1.725cm" svg:x="2.345cm" svg:y="5.8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</text:span><text:span text:style-name="T3">еские </text:span><text:span text:style-name="T3">метод</text:span><text:span text:style-name="T3">ы</text:span></text:p>
          </draw:text-box>
        </draw:frame>
        <draw:frame presentation:style-name="pr7" draw:text-style-name="P13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</text:span><text:span text:style-name="T12">классифика</text:span><text:span text:style-name="T12">тор</text:span></text:p>
          </draw:text-box>
        </draw:frame>
        <draw:frame draw:style-name="gr5" draw:text-style-name="P8" draw:layer="layout" svg:width="12.681cm" svg:height="0.844cm" svg:x="2.401cm" svg:y="7.8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5" draw:text-style-name="P8" draw:layer="layout" svg:width="0.2cm" svg:height="0.737cm" svg:x="2.4cm" svg:y="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" draw:text-style-name="P8" draw:layer="layout" svg:width="11.412cm" svg:height="0.844cm" svg:x="2.401cm" svg:y="6.95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5" draw:text-style-name="P8" draw:layer="layout" svg:width="7.812cm" svg:height="0.737cm" svg:x="2.4cm" svg:y="9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5" draw:text-style-name="P8" draw:layer="layout" svg:width="9.194cm" svg:height="0.928cm" svg:x="5.206cm" svg:y="12.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11" draw:text-style-name="P12" draw:layer="layout" svg:width="23.399cm" svg:height="1.006cm" svg:x="2.201cm" svg:y="10.794cm">
          <draw:text-box>
            <text:p text:style-name="P2"><text:span text:style-name="T25">выстроим </text:span><text:span text:style-name="T25">соседей из </text:span><text:span text:style-name="T26">X</text:span><text:span text:style-name="T27">l </text:span><text:span text:style-name="T25">u объекта </text:span><text:span text:style-name="T12">u</text:span><text:span text:style-name="T11"> </text:span><text:span text:style-name="T11">по </text:span><text:span text:style-name="T11">расстоянию</text:span><text:span text:style-name="T28"> </text:span><text:span text:style-name="T28">(вариационн</text:span><text:span text:style-name="T28">ый ряд) </text:span></text:p>
          </draw:text-box>
        </draw:frame>
        <draw:frame draw:style-name="gr11" draw:text-style-name="P18" draw:layer="layout" svg:width="15.255cm" svg:height="1.725cm" svg:x="2.4cm" svg:y="5.611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</text:span><text:span text:style-name="T3">еские </text:span><text:span text:style-name="T3">метод</text:span><text:span text:style-name="T3">ы</text:span></text:p>
          </draw:text-box>
        </draw:frame>
        <draw:frame presentation:style-name="pr7" draw:text-style-name="P13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</text:span><text:span text:style-name="T12">классифика</text:span><text:span text:style-name="T12">тор</text:span></text:p>
          </draw:text-box>
        </draw:frame>
        <draw:frame draw:style-name="gr5" draw:text-style-name="P8" draw:layer="layout" svg:width="12.681cm" svg:height="0.844cm" svg:x="2.401cm" svg:y="7.89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8" draw:layer="layout" svg:width="0.2cm" svg:height="0.737cm" svg:x="2.4cm" svg:y="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8" draw:layer="layout" svg:width="11.412cm" svg:height="0.844cm" svg:x="2.401cm" svg:y="6.95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8" draw:layer="layout" svg:width="7.812cm" svg:height="0.737cm" svg:x="2.4cm" svg:y="9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" draw:text-style-name="P8" draw:layer="layout" svg:width="9.194cm" svg:height="0.928cm" svg:x="5.206cm" svg:y="11.87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presentation:style-name="pr11" draw:text-style-name="P12" draw:layer="layout" svg:width="23.399cm" svg:height="1.006cm" svg:x="2.201cm" svg:y="10.794cm">
          <draw:text-box>
            <text:p text:style-name="P2"><text:span text:style-name="T25">выстроим </text:span><text:span text:style-name="T25">соседей из </text:span><text:span text:style-name="T26">X</text:span><text:span text:style-name="T27">l </text:span><text:span text:style-name="T25">u объекта </text:span><text:span text:style-name="T12">u</text:span><text:span text:style-name="T11"> </text:span><text:span text:style-name="T11">по </text:span><text:span text:style-name="T11">расстоянию</text:span><text:span text:style-name="T28"> </text:span><text:span text:style-name="T28">(вариационн</text:span><text:span text:style-name="T28">ый ряд) </text:span></text:p>
          </draw:text-box>
        </draw:frame>
        <draw:frame draw:style-name="gr12" draw:text-style-name="P18" draw:layer="layout" svg:width="15.255cm" svg:height="1.725cm" svg:x="2.4cm" svg:y="5.611cm">
          <draw:text-box>
            <text:p>X - пространство признаков размерности m</text:p>
          </draw:text-box>
        </draw:frame>
        <draw:frame draw:style-name="gr5" draw:text-style-name="P8" draw:layer="layout" svg:width="2.091cm" svg:height="0.773cm" svg:x="2cm" svg:y="13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16" draw:layer="layout" svg:width="15.286cm" svg:height="1.537cm" svg:x="3.714cm" svg:y="13.339cm">
          <draw:text-box>
            <text:p><text:span text:style-name="T16"><text:s/>- ф-ция </text:span><text:span text:style-name="T16">оценки <text:s/></text:span><text:span text:style-name="T16">важности i-</text:span><text:span text:style-name="T16">того соседа </text:span><text:span text:style-name="T16">объекта u, </text:span></text:p>
            <text:p><text:span text:style-name="T16"><text:s text:c="6"/>убывает </text:span><text:span text:style-name="T16">по мере </text:span><text:span text:style-name="T16">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</text:span><text:span text:style-name="T3">еские </text:span><text:span text:style-name="T3">метод</text:span><text:span text:style-name="T3">ы</text:span></text:p>
          </draw:text-box>
        </draw:frame>
        <draw:frame presentation:style-name="pr7" draw:text-style-name="P13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</text:span><text:span text:style-name="T12">классифика</text:span><text:span text:style-name="T12">тор</text:span></text:p>
          </draw:text-box>
        </draw:frame>
        <draw:frame draw:style-name="gr5" draw:text-style-name="P8" draw:layer="layout" svg:width="12.681cm" svg:height="0.844cm" svg:x="2.401cm" svg:y="7.89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" draw:text-style-name="P8" draw:layer="layout" svg:width="0.2cm" svg:height="0.737cm" svg:x="2.4cm" svg:y="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5" draw:text-style-name="P8" draw:layer="layout" svg:width="11.412cm" svg:height="0.844cm" svg:x="2.401cm" svg:y="6.95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5" draw:text-style-name="P8" draw:layer="layout" svg:width="7.812cm" svg:height="0.737cm" svg:x="2.4cm" svg:y="9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5" draw:text-style-name="P8" draw:layer="layout" svg:width="9.194cm" svg:height="0.928cm" svg:x="5.206cm" svg:y="11.87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1" draw:text-style-name="P12" draw:layer="layout" svg:width="23.399cm" svg:height="1.006cm" svg:x="2.201cm" svg:y="10.794cm">
          <draw:text-box>
            <text:p text:style-name="P2"><text:span text:style-name="T25">выстроим </text:span><text:span text:style-name="T25">соседей из </text:span><text:span text:style-name="T26">X</text:span><text:span text:style-name="T27">l </text:span><text:span text:style-name="T25">u объекта </text:span><text:span text:style-name="T12">u</text:span><text:span text:style-name="T11"> </text:span><text:span text:style-name="T11">по </text:span><text:span text:style-name="T11">расстоянию</text:span><text:span text:style-name="T28"> </text:span><text:span text:style-name="T28">(вариационн</text:span><text:span text:style-name="T28">ый ряд) </text:span></text:p>
          </draw:text-box>
        </draw:frame>
        <draw:frame draw:style-name="gr14" draw:text-style-name="P18" draw:layer="layout" svg:width="15.255cm" svg:height="1.725cm" svg:x="2.4cm" svg:y="5.611cm">
          <draw:text-box>
            <text:p>X - пространство признаков размерности m</text:p>
          </draw:text-box>
        </draw:frame>
        <draw:frame draw:style-name="gr5" draw:text-style-name="P8" draw:layer="layout" svg:width="2.091cm" svg:height="0.773cm" svg:x="2cm" svg:y="13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3" draw:text-style-name="P16" draw:layer="layout" svg:width="15.286cm" svg:height="1.537cm" svg:x="3.714cm" svg:y="13.338cm">
          <draw:text-box>
            <text:p><text:span text:style-name="T16"><text:s/>- ф-ция </text:span><text:span text:style-name="T16">оценки <text:s/></text:span><text:span text:style-name="T16">важности i-</text:span><text:span text:style-name="T16">того соседа </text:span><text:span text:style-name="T16">объекта u, </text:span></text:p>
            <text:p><text:span text:style-name="T16"><text:s text:c="6"/>убывает </text:span><text:span text:style-name="T16">по мере </text:span><text:span text:style-name="T16">удаления от u</text:span></text:p>
          </draw:text-box>
        </draw:frame>
        <draw:frame draw:style-name="gr5" draw:text-style-name="P8" draw:layer="layout" svg:width="7.125cm" svg:height="1.317cm" svg:x="1.4cm" svg:y="15.08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6" draw:layer="layout" svg:width="9.434cm" svg:height="0.989cm" svg:x="8.366cm" svg:y="15.083cm">
          <draw:text-box>
            <text:p><text:span text:style-name="T16"><text:s/>- оценка </text:span><text:span text:style-name="T16">близости </text:span><text:span text:style-name="T29">u</text:span><text:span text:style-name="T16"> к </text:span><text:span text:style-name="T16">классу </text:span><text:span text:style-name="T29">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</text:span><text:span text:style-name="T3">еские </text:span><text:span text:style-name="T3">метод</text:span><text:span text:style-name="T3">ы</text:span></text:p>
          </draw:text-box>
        </draw:frame>
        <draw:frame presentation:style-name="pr7" draw:text-style-name="P13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</text:span><text:span text:style-name="T12">классифика</text:span><text:span text:style-name="T12">тор</text:span></text:p>
          </draw:text-box>
        </draw:frame>
        <draw:frame draw:style-name="gr5" draw:text-style-name="P8" draw:layer="layout" svg:width="12.681cm" svg:height="0.844cm" svg:x="2.401cm" svg:y="7.89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5" draw:text-style-name="P8" draw:layer="layout" svg:width="0.2cm" svg:height="0.737cm" svg:x="2.4cm" svg:y="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5" draw:text-style-name="P8" draw:layer="layout" svg:width="11.412cm" svg:height="0.844cm" svg:x="2.401cm" svg:y="6.95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5" draw:text-style-name="P8" draw:layer="layout" svg:width="7.812cm" svg:height="0.737cm" svg:x="2.4cm" svg:y="9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5" draw:text-style-name="P8" draw:layer="layout" svg:width="9.194cm" svg:height="0.928cm" svg:x="5.206cm" svg:y="11.87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11" draw:text-style-name="P12" draw:layer="layout" svg:width="23.399cm" svg:height="1.006cm" svg:x="2.201cm" svg:y="10.794cm">
          <draw:text-box>
            <text:p text:style-name="P2"><text:span text:style-name="T25">выстроим </text:span><text:span text:style-name="T25">соседей из </text:span><text:span text:style-name="T26">X</text:span><text:span text:style-name="T27">l </text:span><text:span text:style-name="T25">u объекта </text:span><text:span text:style-name="T12">u</text:span><text:span text:style-name="T11"> </text:span><text:span text:style-name="T11">по </text:span><text:span text:style-name="T11">расстоянию</text:span><text:span text:style-name="T28"> </text:span><text:span text:style-name="T28">(вариационн</text:span><text:span text:style-name="T28">ый ряд) </text:span></text:p>
          </draw:text-box>
        </draw:frame>
        <draw:frame draw:style-name="gr16" draw:text-style-name="P18" draw:layer="layout" svg:width="15.255cm" svg:height="1.725cm" svg:x="2.4cm" svg:y="5.611cm">
          <draw:text-box>
            <text:p>X - пространство признаков размерности m</text:p>
          </draw:text-box>
        </draw:frame>
        <draw:frame draw:style-name="gr5" draw:text-style-name="P8" draw:layer="layout" svg:width="2.091cm" svg:height="0.773cm" svg:x="2cm" svg:y="13.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5" draw:text-style-name="P8" draw:layer="layout" svg:width="7.125cm" svg:height="1.317cm" svg:x="1.4cm" svg:y="15.08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7" draw:text-style-name="P16" draw:layer="layout" svg:width="9.434cm" svg:height="0.989cm" svg:x="8.366cm" svg:y="15.083cm">
          <draw:text-box>
            <text:p><text:span text:style-name="T16"><text:s/>- оценка </text:span><text:span text:style-name="T16">близости </text:span><text:span text:style-name="T29">u</text:span><text:span text:style-name="T16"> к </text:span><text:span text:style-name="T16">классу </text:span><text:span text:style-name="T29">y</text:span></text:p>
          </draw:text-box>
        </draw:frame>
        <draw:frame draw:style-name="gr5" draw:text-style-name="P8" draw:layer="layout" svg:width="9.595cm" svg:height="1.657cm" svg:x="7.405cm" svg:y="17.74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3" draw:text-style-name="P16" draw:layer="layout" svg:width="15.286cm" svg:height="1.537cm" svg:x="3.714cm" svg:y="13.339cm">
          <draw:text-box>
            <text:p><text:span text:style-name="T16"><text:s/>- ф-ция </text:span><text:span text:style-name="T16">оценки <text:s/></text:span><text:span text:style-name="T16">важности i-</text:span><text:span text:style-name="T16">того соседа </text:span><text:span text:style-name="T16">объекта u, </text:span></text:p>
            <text:p><text:span text:style-name="T16"><text:s text:c="6"/>убывает </text:span><text:span text:style-name="T16">по мере </text:span><text:span text:style-name="T16">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</text:span><text:span text:style-name="T3">еские </text:span><text:span text:style-name="T3">метод</text:span><text:span text:style-name="T3">ы</text:span></text:p>
          </draw:text-box>
        </draw:frame>
        <draw:frame presentation:style-name="pr12" draw:text-style-name="P19" draw:layer="layout" svg:width="10.8cm" svg:height="13.51cm" svg:x="1.4cm" svg:y="4.2cm">
          <draw:text-box>
            <text:p text:style-name="P2"><text:span text:style-name="T12">метод </text:span><text:span text:style-name="T12">ближайшего </text:span><text:span text:style-name="T12">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простота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интерпретиру</text:span><text:span text:style-name="T11">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неустойчив </text:span><text:span text:style-name="T11">к шуму</text:span></text:p>
                <text:p text:style-name="P2"><text:span text:style-name="T11"/></text:p>
              </text:list-item>
              <text:list-item>
                <text:p text:style-name="P2"><text:span text:style-name="T11"><text:s/>нет </text:span><text:span text:style-name="T11">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достаточна</text:span><text:span text:style-name="T11">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выборка </text:span><text:span text:style-name="T11">хранится </text:span><text:span text:style-name="T11">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</text:span><text:span text:style-name="T3">еские </text:span><text:span text:style-name="T3">метод</text:span><text:span text:style-name="T3">ы</text:span></text:p>
          </draw:text-box>
        </draw:frame>
        <draw:frame presentation:style-name="pr13" draw:text-style-name="P20" draw:layer="layout" svg:width="12cm" svg:height="9.244cm" svg:x="14.4cm" svg:y="4.6cm">
          <draw:text-box>
            <text:p text:style-name="P2"><text:span text:style-name="T12">метод k-</text:span><text:span text:style-name="T12">соседей </text:span><text:span text:style-name="T12">(kNN)</text:span></text:p>
            <text:p text:style-name="P2"><text:span text:style-name="T11"/></text:p>
            <text:p text:style-name="P2"><text:span text:style-name="T11">v(i,u) = [i&lt;k]</text:span></text:p>
            <text:p text:style-name="P2"><text:span text:style-name="T30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более </text:span><text:span text:style-name="T11">устойчив к </text:span><text:span text:style-name="T11">шуму чем </text:span><text:span text:style-name="T11">1NN</text:span></text:p>
                <text:p text:style-name="P2"><text:span text:style-name="T11"/></text:p>
              </text:list-item>
              <text:list-item>
                <text:p text:style-name="P2"><text:span text:style-name="T11"><text:s/>есть </text:span><text:span text:style-name="T11">параметр - </text:span><text:span text:style-name="T11">количество </text:span><text:span text:style-name="T11">соседей k</text:span></text:p>
                <text:p text:style-name="P2"><text:span text:style-name="T30"/></text:p>
              </text:list-item>
            </text:list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возможны </text:span><text:span text:style-name="T11">неоднозначн</text:span><text:span text:style-name="T11">ости</text:span></text:p>
              </text:list-item>
            </text:list>
          </draw:text-box>
        </draw:frame>
        <draw:frame presentation:style-name="pr12" draw:text-style-name="P19" draw:layer="layout" svg:width="10.8cm" svg:height="13.51cm" svg:x="1.392cm" svg:y="4.2cm">
          <draw:text-box>
            <text:p text:style-name="P2"><text:span text:style-name="T12">метод </text:span><text:span text:style-name="T12">ближайшего </text:span><text:span text:style-name="T12">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простота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интерпретиру</text:span><text:span text:style-name="T11">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неустойчив </text:span><text:span text:style-name="T11">к шуму</text:span></text:p>
                <text:p text:style-name="P2"><text:span text:style-name="T11"/></text:p>
              </text:list-item>
              <text:list-item>
                <text:p text:style-name="P2"><text:span text:style-name="T11"><text:s/>нет </text:span><text:span text:style-name="T11">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достаточна</text:span><text:span text:style-name="T11">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выборка </text:span><text:span text:style-name="T11">хранится </text:span><text:span text:style-name="T11">целиком</text:span></text:p>
              </text:list-item>
            </text:list>
          </draw:text-box>
        </draw:frame>
        <draw:frame presentation:style-name="pr12" draw:text-style-name="P19" draw:layer="layout" svg:width="10.8cm" svg:height="13.51cm" svg:x="1.384cm" svg:y="4.2cm">
          <draw:text-box>
            <text:p text:style-name="P2"><text:span text:style-name="T12">метод </text:span><text:span text:style-name="T12">ближайшего </text:span><text:span text:style-name="T12">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простота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интерпретиру</text:span><text:span text:style-name="T11">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неустойчив </text:span><text:span text:style-name="T11">к шуму</text:span></text:p>
                <text:p text:style-name="P2"><text:span text:style-name="T11"/></text:p>
              </text:list-item>
              <text:list-item>
                <text:p text:style-name="P2"><text:span text:style-name="T11"><text:s/>нет </text:span><text:span text:style-name="T11">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достаточна</text:span><text:span text:style-name="T11">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выборка </text:span><text:span text:style-name="T11">хранится </text:span><text:span text:style-name="T11">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</text:span><text:span text:style-name="T3">еские </text:span><text:span text:style-name="T3">метод</text:span><text:span text:style-name="T3">ы</text:span></text:p>
          </draw:text-box>
        </draw:frame>
        <draw:frame presentation:style-name="pr14" draw:text-style-name="P22" draw:layer="layout" svg:width="12.4cm" svg:height="5.434cm" svg:x="13.2cm" svg:y="14.229cm">
          <draw:text-box>
            <text:p text:style-name="P2"><text:span text:style-name="T12"><text:s/>метод </text:span><text:span text:style-name="T12">взвешенных </text:span><text:span text:style-name="T12">k-соседей</text:span></text:p>
            <text:p text:style-name="P2"><text:span text:style-name="T11"/></text:p>
            <text:p text:style-name="P2"><text:span text:style-name="T11"><text:s/>v(i,u) = [i&lt;k]w</text:span><text:span text:style-name="T31">i</text:span></text:p>
            <text:p text:style-name="P2"><text:span text:style-name="T11"/></text:p>
            <text:p text:style-name="P21"><text:span text:style-name="T25"><text:s/>w</text:span><text:span text:style-name="T32">i </text:span><text:span text:style-name="T25">- вес </text:span><text:span text:style-name="T25">соседа <text:s text:c="7"/></text:span></text:p>
            <text:p text:style-name="P21"><text:span text:style-name="T25"/></text:p>
            <text:p text:style-name="P21"><text:span text:style-name="T25">как выбирать </text:span><text:span text:style-name="T25">вес </text:span><text:span text:style-name="T11">w</text:span><text:span text:style-name="T31">i </text:span><text:span text:style-name="T33">?</text:span></text:p>
          </draw:text-box>
        </draw:frame>
        <draw:frame presentation:style-name="pr12" draw:text-style-name="P19" draw:layer="layout" svg:width="10.8cm" svg:height="13.51cm" svg:x="1.384cm" svg:y="4.2cm">
          <draw:text-box>
            <text:p text:style-name="P2"><text:span text:style-name="T12">метод </text:span><text:span text:style-name="T12">ближайшего </text:span><text:span text:style-name="T12">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простота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интерпретиру</text:span><text:span text:style-name="T11">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неустойчив </text:span><text:span text:style-name="T11">к шуму</text:span></text:p>
                <text:p text:style-name="P2"><text:span text:style-name="T11"/></text:p>
              </text:list-item>
              <text:list-item>
                <text:p text:style-name="P2"><text:span text:style-name="T11"><text:s/>нет </text:span><text:span text:style-name="T11">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достаточна</text:span><text:span text:style-name="T11">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выборка </text:span><text:span text:style-name="T11">хранится </text:span><text:span text:style-name="T11">целиком</text:span></text:p>
              </text:list-item>
            </text:list>
          </draw:text-box>
        </draw:frame>
        <draw:frame presentation:style-name="pr12" draw:text-style-name="P19" draw:layer="layout" svg:width="10.8cm" svg:height="13.51cm" svg:x="1.384cm" svg:y="4.2cm">
          <draw:text-box>
            <text:p text:style-name="P2"><text:span text:style-name="T12">метод </text:span><text:span text:style-name="T12">ближайшего </text:span><text:span text:style-name="T12">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простота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интерпретиру</text:span><text:span text:style-name="T11">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неустойчив </text:span><text:span text:style-name="T11">к шуму</text:span></text:p>
                <text:p text:style-name="P2"><text:span text:style-name="T11"/></text:p>
              </text:list-item>
              <text:list-item>
                <text:p text:style-name="P2"><text:span text:style-name="T11"><text:s/>нет </text:span><text:span text:style-name="T11">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достаточна</text:span><text:span text:style-name="T11">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выборка </text:span><text:span text:style-name="T11">хранится </text:span><text:span text:style-name="T11">целиком</text:span></text:p>
              </text:list-item>
            </text:list>
          </draw:text-box>
        </draw:frame>
        <draw:frame presentation:style-name="pr13" draw:text-style-name="P20" draw:layer="layout" svg:width="12cm" svg:height="9.244cm" svg:x="14.39cm" svg:y="4.6cm">
          <draw:text-box>
            <text:p text:style-name="P2"><text:span text:style-name="T12">метод k-</text:span><text:span text:style-name="T12">соседей </text:span><text:span text:style-name="T12">(kNN)</text:span></text:p>
            <text:p text:style-name="P2"><text:span text:style-name="T11"/></text:p>
            <text:p text:style-name="P2"><text:span text:style-name="T11">v(i,u) = [i&lt;k]</text:span></text:p>
            <text:p text:style-name="P2"><text:span text:style-name="T30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более </text:span><text:span text:style-name="T11">устойчив к </text:span><text:span text:style-name="T11">шуму чем </text:span><text:span text:style-name="T11">1NN</text:span></text:p>
                <text:p text:style-name="P2"><text:span text:style-name="T11"/></text:p>
              </text:list-item>
              <text:list-item>
                <text:p text:style-name="P2"><text:span text:style-name="T11"><text:s/>есть </text:span><text:span text:style-name="T11">параметр - </text:span><text:span text:style-name="T11">количество </text:span><text:span text:style-name="T11">соседей k</text:span></text:p>
                <text:p text:style-name="P2"><text:span text:style-name="T30"/></text:p>
              </text:list-item>
            </text:list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возможны </text:span><text:span text:style-name="T11">неоднозначн</text:span><text:span text:style-name="T11">ости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</text:span><text:span text:style-name="T3">еские </text:span><text:span text:style-name="T3">метод</text:span><text:span text:style-name="T3">ы</text:span></text:p>
          </draw:text-box>
        </draw:frame>
        <draw:frame presentation:style-name="pr15" draw:text-style-name="P12" draw:layer="layout" svg:width="12.4cm" svg:height="4.851cm" svg:x="3.4cm" svg:y="4.533cm">
          <draw:text-box>
            <text:p text:style-name="P2"><text:span text:style-name="T12">метод </text:span><text:span text:style-name="T12">взвешенных </text:span><text:span text:style-name="T12">k-соседей</text:span></text:p>
            <text:p text:style-name="P2"><text:span text:style-name="T11"/></text:p>
            <text:p text:style-name="P2"><text:span text:style-name="T11">v(i,u) = [i&lt;k]w</text:span><text:span text:style-name="T31">i <text:s text:c="2"/></text:span><text:span text:style-name="T31"><text:s text:c="18"/></text:span><text:span text:style-name="T11">w</text:span><text:span text:style-name="T31">i </text:span><text:span text:style-name="T11">- вес </text:span><text:span text:style-name="T11">соседа </text:span></text:p>
            <text:p text:style-name="P2"><text:span text:style-name="T11"/></text:p>
            <text:p text:style-name="P2"><text:span text:style-name="T25">как выбирать </text:span><text:span text:style-name="T25">вес </text:span><text:span text:style-name="T11">w</text:span><text:span text:style-name="T31">i </text:span><text:span text:style-name="T33">?</text:span></text:p>
          </draw:text-box>
        </draw:frame>
        <draw:frame draw:style-name="gr3" draw:text-style-name="P8" draw:layer="layout" svg:width="5.651cm" svg:height="1.719cm" svg:x="2.4cm" svg:y="9.3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8" draw:text-style-name="P23" draw:layer="layout" svg:width="15.8cm" svg:height="1.8cm" svg:x="8.8cm" svg:y="9.4cm">
          <draw:text-box>
            <text:p><text:span text:style-name="T34">выбираем </text:span><text:span text:style-name="T35">степень <text:s/></text:span><text:span text:style-name="T35">важности i-</text:span><text:span text:style-name="T35">того соседа </text:span><text:span text:style-name="T35">на основании </text:span><text:span text:style-name="T35">расстояния до </text:span><text:span text:style-name="T35">него</text:span></text:p>
          </draw:text-box>
        </draw:frame>
        <draw:frame draw:style-name="gr19" draw:text-style-name="P15" draw:layer="layout" svg:width="13.231cm" svg:height="7.867cm" svg:x="5.369cm" svg:y="11.6cm">
          <draw:image xlink:href="Pictures/1000000100000177000000DF547FB1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</text:span><text:span text:style-name="T3">еские </text:span><text:span text:style-name="T3">метод</text:span><text:span text:style-name="T3">ы</text:span></text:p>
          </draw:text-box>
        </draw:frame>
        <draw:frame draw:style-name="gr5" draw:text-style-name="P8" draw:layer="layout" svg:width="20.789cm" svg:height="3.211cm" svg:x="2.6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0" draw:text-style-name="P24" draw:layer="layout" svg:width="21.4cm" svg:height="2.434cm" svg:x="2cm" svg:y="4.4cm">
          <draw:text-box>
            <text:p><text:span text:style-name="T12">метод </text:span><text:span text:style-name="T12">взвешенн</text:span><text:span text:style-name="T12">ых k-</text:span><text:span text:style-name="T12">соседей - </text:span><text:span text:style-name="T12">п</text:span><text:span text:style-name="T1">арзеновс</text:span><text:span text:style-name="T1">кое окно</text:span><text:span text:style-name="T36"> </text:span></text:p>
            <text:p><text:span text:style-name="T36"/></text:p>
            <text:p><text:span text:style-name="T34">выбираем </text:span><text:span text:style-name="T35">степень <text:s/></text:span><text:span text:style-name="T35">важности i-</text:span><text:span text:style-name="T35">того соседа </text:span><text:span text:style-name="T35">на основании </text:span><text:span text:style-name="T35">расстояния</text:span></text:p>
          </draw:text-box>
        </draw:frame>
        <draw:frame draw:style-name="gr19" draw:text-style-name="P15" draw:layer="layout" svg:width="13.231cm" svg:height="7.867cm" svg:x="6.369cm" svg:y="11.601cm">
          <draw:image xlink:href="Pictures/1000000100000177000000DF547FB1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1" draw:text-style-name="P18" draw:layer="layout" svg:width="25cm" svg:height="11.683cm" svg:x="1.6cm" svg:y="5.988cm">
          <draw:text-box>
            <text:p><text:span text:style-name="T37">Борисов Е.С. Методы машинного обучения. 2025</text:span></text:p>
            <text:p><text:span text:style-name="T37"><text:a xlink:href="https://github.com/mechanoid5/ml_lectorium_2025_I" xlink:type="simple">https://github.com/mechanoid5/ml_lectorium_2025_I</text:a></text:span></text:p>
            <text:p><text:span text:style-name="T37"/></text:p>
            <text:p><text:span text:style-name="T37"/></text:p>
            <text:p><text:span text:style-name="T38"/></text:p>
            <text:p><text:span text:style-name="T39">Машинное обучение для людей <text:s/></text:span></text:p>
            <text:p><text:span text:style-name="T39"><text:a xlink:href="https://vas3k.ru/blog/machine_learning/" xlink:type="simple">https://vas3k.ru/blog/machine_learning/</text:a></text:span></text:p>
            <text:p><text:span text:style-name="T40"/></text:p>
            <text:p><text:span text:style-name="T40">Константин Воронцов - <text:s/>Машинное обучение. ШАД Яндекс</text:span></text:p>
            <text:p><text:span text:style-name="T40"><text:a xlink:href="https://www.youtube.com/playlist?list=PLJOzdkh8T5kp99tGTEFjH_b9zqEQiiBtC" xlink:type="simple">https://www.youtube.com/playlist?list=PLJOzdkh8T5kp99tGTEFjH_b9zqEQiiBtC</text:a></text:span></text:p>
            <text:p><text:span text:style-name="T40"/></text:p>
            <text:p><text:span text:style-name="T40"/></text:p>
            <text:p text:style-name="P25"><text:span text:style-name="T41">Константин Воронцов <text:s text:c="2"/></text:span><text:span text:style-name="T40">Машинное_обучение. курс_лекций.</text:span></text:p>
            <text:p text:style-name="P25"><text:span text:style-name="T42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25"><text:span text:style-name="T42"/></text:p>
            <text:p text:style-name="P25"><text:span text:style-name="T40"/></text:p>
            <text:p><text:span text:style-name="T40"/></text:p>
            <text:p><text:span text:style-name="T40">Радослав Нейчев - Машинное обучение, ФПМИ, 2020</text:span></text:p>
            <text:p><text:span text:style-name="T40"><text:a xlink:href="https://www.youtube.com/playlist?list=PL4_hYwCyhAvZyW6qS58x4uElZgAkMVUvj" xlink:type="simple">https://www.youtube.com/playlist?list=PL4_hYwCyhAvZyW6qS58x4uElZgAkMVUvj</text:a></text:span></text:p>
            <text:p><text:span text:style-name="T40"/></text:p>
          </draw:text-box>
        </draw:frame>
        <draw:frame presentation:style-name="pr16" draw:layer="layout" svg:width="25.199cm" svg:height="1.763cm" svg:x="0.802cm" svg:y="1.638cm" presentation:class="title" presentation:user-transformed="true">
          <draw:text-box>
            <text:p><text:span text:style-name="T3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5-10-10T14:35:16.102172678</dc:date>
    <meta:editing-duration>P1DT4H19M43S</meta:editing-duration>
    <meta:editing-cycles>377</meta:editing-cycles>
    <meta:generator>LibreOffice/25.2.4.3$Linux_X86_64 LibreOffice_project/520$Build-3</meta:generator>
    <meta:print-date>2024-02-09T11:16:20.614860809</meta:print-date>
    <meta:printed-by>Файлы PDF</meta:printed-by>
    <meta:document-statistic meta:object-count="179"/>
  </office:meta>
</office:document-meta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4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row>
        <munder>
          <mo stretchy="false">∑</mo>
          <mi>i</mi>
        </munder>
        <mrow>
          <mrow>
            <mo fence="true" stretchy="false">[</mo>
            <mrow>
              <mrow>
                <mi>y</mi>
                <mrow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o stretchy="false">=</mo>
                  <mi>y</mi>
                </mrow>
              </mrow>
            </mrow>
            <mo fence="true" stretchy="false">]</mo>
          </mrow>
          <mi>K</mi>
          <mrow>
            <mo fence="true" stretchy="true">(</mo>
            <mrow>
              <mfrac>
                <mrow>
                  <mi>ρ</mi>
                  <mrow>
                    <mo fence="true" stretchy="false">(</mo>
                    <mrow>
                      <mrow>
                        <mi>u</mi>
                        <mi>,</mi>
                        <msubsup>
                          <mi>x</mi>
                          <mi>u</mi>
                          <mi>i</mi>
                        </msubsup>
                      </mrow>
                    </mrow>
                    <mo fence="true" stretchy="false">)</mo>
                  </mrow>
                </mrow>
                <mi>h</mi>
              </mfrac>
            </mrow>
            <mo fence="true" stretchy="true">)</mo>
          </mrow>
        </mrow>
      </mrow>
    </mrow>
    <annotation encoding="StarMath 5.0">a( u,X_l ) = argmax csub {y in y_l} sum from{i} { [y(i)=y] K left( {%rho (u, x_u^i)}over{h} right) }  </annotation>
  </semantics>
</math>
</file>

<file path=Object 15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i</mi>
              <mi>,</mi>
              <mi>u</mi>
            </mrow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sup>
                      <mi>x</mi>
                      <mi>u</mi>
                      <mi>i</mi>
                    </msubsup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v(i,u) = K left( {%rho (u, x_u^i)}over{h} right)</annotation>
  </semantics>
</math>
</file>

<file path=Object 19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20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…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…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…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 [
 matrix{ 
 x_{11} # x_{12} # dotslow # x_{1n} # y_{1} ##
 x_{21} # x_{22} # dotslow # x_{2n} # y_{2} ##  
 dotsvert   # dotsvert # dotsdown  #dotsvert #  dotsvert ## 
 x_{m1} # x_{m2} # dotslow # x_{mn} # y_{m}
 }
 
    right ]
 </annotation>
  </semantics>
</math>
</file>

<file path=Object 2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4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25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2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ρ</mi>
      </mrow>
      <mrow>
        <mo fence="true" form="prefix" stretchy="false">(</mo>
        <mrow>
          <mrow>
            <mi>y</mi>
            <mi>,</mi>
            <mi>x</mi>
          </mrow>
        </mrow>
        <mo fence="true" form="postfix" stretchy="false">)</mo>
      </mrow>
    </mrow>
    <annotation encoding="StarMath 5.0">%rho(x,y)=%rho(y,x)</annotation>
  </semantics>
</math>
</file>

<file path=Object 28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z</mi>
            </mrow>
          </mrow>
          <mo fence="true" form="postfix" stretchy="false">)</mo>
        </mrow>
        <mo stretchy="false">⩽</mo>
        <mi>ρ</mi>
      </mrow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+</mo>
        <mi>ρ</mi>
      </mrow>
      <mrow>
        <mo fence="true" form="prefix" stretchy="false">(</mo>
        <mrow>
          <mrow>
            <mi>y</mi>
            <mi>,</mi>
            <mi>z</mi>
          </mrow>
        </mrow>
        <mo fence="true" form="postfix" stretchy="false">)</mo>
      </mrow>
    </mrow>
    <annotation encoding="StarMath 5.0">%rho(x,z) leslant %rho(x,y) +  %rho(y,z)</annotation>
  </semantics>
</math>
</file>

<file path=Object 2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0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1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form="prefix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3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34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37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9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0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42/content.xml><?xml version="1.0" encoding="utf-8"?>
<math xmlns="http://www.w3.org/1998/Math/MathML" display="block"/>
</file>

<file path=Object 43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44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4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46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7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sub>
        <mi mathvariant="normal">Γ</mi>
        <mi>y</mi>
      </msub>
      <mrow>
        <mo fence="true" stretchy="false">(</mo>
        <mrow>
          <mi>u</mi>
        </mrow>
        <mo fence="true" stretchy="false">)</mo>
      </mrow>
    </mrow>
    <annotation encoding="StarMath 5.0">a(u,X_l) = argmax csub {y in y_l} %GAMMA_y(u)</annotation>
  </semantics>
</math>
</file>

<file path=Object 4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50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under>
          <mi mathvariant="italic">max</mi>
          <mi>i</mi>
        </munder>
      </mrow>
      <mrow>
        <mo fence="true" form="prefix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form="postfix" stretchy="false">|</mo>
      </mrow>
    </mrow>
    <annotation encoding="StarMath 5.0">%rho(x,y) = max csub {i} lline x_i - y_i rline </annotation>
  </semantics>
</math>
</file>

<file path=Object 7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